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in" fo:margin-left="-0.3979in" table:align="left" style:writing-mode="lr-tb"/>
    </style:style>
    <style:style style:name="Table1.A" style:family="table-column">
      <style:table-column-properties style:column-width="6.7in"/>
    </style:style>
    <style:style style:name="Table1.1" style:family="table-row">
      <style:table-row-properties style:min-row-height="0.3368in" fo:keep-together="auto"/>
    </style:style>
    <style:style style:name="Table1.A1" style:family="table-cell">
      <style:table-cell-properties fo:padding-left="0.075in" fo:padding-right="0.075in" fo:padding-top="0in" fo:padding-bottom="0in" fo:border="0.5pt solid #000001"/>
    </style:style>
    <style:style style:name="Table1.2" style:family="table-row">
      <style:table-row-properties style:min-row-height="0.6306in" fo:keep-together="auto"/>
    </style:style>
    <style:style style:name="Table1.3" style:family="table-row">
      <style:table-row-properties style:min-row-height="0.5993in" fo:keep-together="auto"/>
    </style:style>
    <style:style style:name="Table1.4" style:family="table-row">
      <style:table-row-properties style:min-row-height="0.3431in" fo:keep-together="auto"/>
    </style:style>
    <style:style style:name="Table1.5" style:family="table-row">
      <style:table-row-properties style:min-row-height="0.3931in" fo:keep-together="auto"/>
    </style:style>
    <style:style style:name="Table1.6" style:family="table-row">
      <style:table-row-properties style:min-row-height="0.5806in" fo:keep-together="auto"/>
    </style:style>
    <style:style style:name="Table1.7" style:family="table-row">
      <style:table-row-properties style:min-row-height="0.1181in" fo:keep-together="auto"/>
    </style:style>
    <style:style style:name="Table1.8" style:family="table-row">
      <style:table-row-properties style:min-row-height="0.0417in" fo:keep-together="auto"/>
    </style:style>
    <style:style style:name="Table1.9" style:family="table-row">
      <style:table-row-properties style:min-row-height="1.1806in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  <style:text-properties style:font-name="Arial1" fo:font-size="8pt" fo:language="en" fo:country="US" fo:font-weight="bold" fo:background-color="#ffff00" style:font-size-asian="8pt" style:font-weight-asian="bold" style:font-name-complex="Arial2" style:font-size-complex="8pt" style:font-weight-complex="bold"/>
    </style:style>
    <style:style style:name="P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5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6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fo:font-weight="normal" fo:background-color="#00ff00" style:font-size-asian="10pt" style:font-weight-asian="normal" style:font-name-complex="Arial2" style:font-size-complex="10pt" style:font-style-complex="italic" style:font-weight-complex="normal"/>
    </style:style>
    <style:style style:name="P7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8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name-complex="Arial"/>
    </style:style>
    <style:style style:name="P9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style-complex="italic" style:font-weight-complex="bold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2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Normal">
      <style:paragraph-properties fo:margin-top="0in" fo:margin-bottom="0in" fo:text-align="justify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Normal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size-complex="10pt"/>
    </style:style>
    <style:style style:name="P23" style:family="paragraph" style:parent-style-name="Normal">
      <style:paragraph-properties fo:margin-top="0in" fo:margin-bottom="0in"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Normal">
      <style:paragraph-properties fo:margin-top="0in" fo:margin-bottom="0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size-complex="10pt"/>
    </style:style>
    <style:style style:name="P26" style:family="paragraph" style:parent-style-name="Normal">
      <style:text-properties style:font-name="Arial" fo:font-size="10pt" style:font-size-asian="10pt" style:font-name-complex="Arial"/>
    </style:style>
    <style:style style:name="P27" style:family="paragraph" style:parent-style-name="Normal_20__28_Web_29_">
      <style:paragraph-properties fo:margin-top="0.0193in" fo:margin-bottom="0.0193in" fo:text-align="justify" style:justify-single-word="false"/>
    </style:style>
    <style:style style:name="P28" style:family="paragraph" style:parent-style-name="Normal_20__28_Web_29_">
      <style:paragraph-properties fo:margin-top="0.0193in" fo:margin-bottom="0.0193in" fo:text-align="justify" style:justify-single-word="false"/>
      <style:text-properties style:font-name="Arial" fo:font-size="10pt" style:font-size-asian="10pt" style:font-size-complex="10pt"/>
    </style:style>
    <style:style style:name="P29" style:family="paragraph" style:parent-style-name="Normal_20__28_Web_29_">
      <style:paragraph-properties fo:margin-top="0.0193in" fo:margin-bottom="0.0193in" fo:text-align="justify" style:justify-single-word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30" style:family="paragraph" style:parent-style-name="Normal">
      <style:paragraph-properties fo:margin-top="0.0193in" fo:margin-bottom="0.0193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" fo:font-size="10pt" style:font-size-asian="10pt" style:font-size-complex="10pt"/>
    </style:style>
    <style:style style:name="P32" style:family="paragraph" style:parent-style-name="Body_20_Text_20_2">
      <style:text-properties style:font-name="Arial" fo:font-size="10pt" style:font-size-asian="10pt" style:font-name-complex="Arial2" style:font-size-complex="10pt"/>
    </style:style>
    <style:style style:name="P33" style:family="paragraph" style:parent-style-name="Body_20_Text_20_2">
      <style:text-properties style:font-name="Arial" fo:font-size="10pt" style:font-size-asian="10pt" style:font-size-complex="10pt"/>
    </style:style>
    <style:style style:name="P34" style:family="paragraph" style:parent-style-name="Body_20_Text_20_2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35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font-weight="normal" fo:background-color="#00ff00" style:font-size-asian="10pt" style:font-weight-asian="normal" style:font-name-complex="Arial2" style:font-size-complex="10pt" style:font-weight-complex="normal"/>
    </style:style>
    <style:style style:name="P37" style:family="paragraph" style:parent-style-name="Standard">
      <style:paragraph-properties fo:margin-top="0.0417in" fo:margin-bottom="0.0417in" fo:text-align="justify" style:justify-single-word="false"/>
    </style:style>
    <style:style style:name="P38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39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2" style:font-size-complex="10pt" style:font-weight-complex="bold"/>
    </style:style>
    <style:style style:name="P44" style:family="paragraph" style:parent-style-name="Standard">
      <style:text-properties style:font-name="Arial" fo:font-size="10pt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6" style:family="paragraph" style:parent-style-name="Standard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50" style:family="paragraph" style:parent-style-name="Standard">
      <style:paragraph-properties fo:margin-top="0.0417in" fo:margin-bottom="0.0417in" fo:text-align="justify" style:justify-single-word="false"/>
    </style:style>
    <style:style style:name="P51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margin-top="0.0417in" fo:margin-bottom="0.0417in" fo:text-align="justify" style:justify-single-word="false"/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53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background-color="#00ff00" style:font-size-asian="10pt" style:font-name-complex="Arial2" style:font-size-complex="10pt"/>
    </style:style>
    <style:style style:name="P54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55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fo:font-weight="normal" fo:background-color="#00ff00" style:font-size-asian="10pt" style:font-weight-asian="normal" style:font-name-complex="Arial2" style:font-size-complex="10pt" style:font-weight-complex="normal"/>
    </style:style>
    <style:style style:name="P56" style:family="paragraph" style:parent-style-name="Standard">
      <style:paragraph-properties fo:margin-top="0.0417in" fo:margin-bottom="0.0417in" fo:text-align="justify" style:justify-single-word="false"/>
      <style:text-properties style:font-name="Arial" fo:font-size="10pt" style:font-size-asian="10pt" style:font-size-complex="10pt"/>
    </style:style>
    <style:style style:name="P57" style:family="paragraph" style:parent-style-name="Standard">
      <style:paragraph-properties fo:margin-top="0.0417in" fo:margin-bottom="0.0417in" fo:text-align="justify" style:justify-single-word="false"/>
      <style:text-properties fo:font-weight="normal" style:font-weight-asian="normal" style:font-weight-complex="normal"/>
    </style:style>
    <style:style style:name="P58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9" style:family="paragraph" style:parent-style-name="Standard">
      <style:paragraph-properties fo:margin-top="0.0417in" fo:margin-bottom="0.0417in" fo:text-align="justify" style:justify-single-word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60" style:family="paragraph" style:parent-style-name="Standard">
      <style:paragraph-properties fo:margin-top="0in" fo:margin-bottom="0in" fo:text-align="start" style:justify-single-word="false"/>
      <style:text-properties style:font-name="Arial" fo:font-size="10pt" fo:font-weight="normal" fo:background-color="#00ff00" style:font-size-asian="10pt" style:font-weight-asian="normal" style:font-name-complex="Arial2" style:font-size-complex="10pt" style:font-weight-complex="normal"/>
    </style:style>
    <style:style style:name="P61" style:family="paragraph" style:parent-style-name="Standard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size-complex="10pt"/>
    </style:style>
    <style:style style:name="P62" style:family="paragraph" style:parent-style-name="Standard">
      <style:paragraph-properties fo:margin-top="0in" fo:margin-bottom="0in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63" style:family="paragraph" style:parent-style-name="Standard">
      <style:paragraph-properties fo:margin-top="0in" fo:margin-bottom="0in" fo:text-align="justify" style:justify-single-word="false" style:text-autospace="none"/>
      <style:text-properties style:font-name="Arial1" fo:font-size="10pt" style:font-size-asian="10pt" style:font-name-complex="Arial2" style:font-size-complex="10pt"/>
    </style:style>
    <style:style style:name="P64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top="0in" fo:margin-bottom="0in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66" style:family="paragraph" style:parent-style-name="Standard">
      <style:paragraph-properties fo:text-align="center" style:justify-single-word="false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" fo:font-size="10pt" style:font-size-asian="10pt" style:font-size-complex="10pt"/>
    </style:style>
    <style:style style:name="P67" style:family="paragraph" style:parent-style-name="Standard" style:master-page-name="Standard">
      <style:paragraph-properties fo:text-align="center" style:justify-single-word="false" style:page-number="auto" fo:background-color="#d9d9d9" fo:padding-left="0.0555in" fo:padding-right="0.0555in" fo:padding-top="0.0138in" fo:padding-bottom="0.0138in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68" style:family="paragraph" style:parent-style-name="Normal_20__28_Web_29_">
      <style:paragraph-properties fo:margin-top="0.0193in" fo:margin-bottom="0.0193in" fo:text-align="justify" style:justify-single-word="false"/>
    </style:style>
    <style:style style:name="P69" style:family="paragraph" style:parent-style-name="Normal_20__28_Web_29_">
      <style:paragraph-properties fo:margin-top="0.0193in" fo:margin-bottom="0.0193in" fo:text-align="justify" style:justify-single-word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70" style:family="paragraph" style:parent-style-name="Normal_20__28_Web_29_">
      <style:paragraph-properties fo:margin-top="0.0193in" fo:margin-bottom="0.0193in" fo:text-align="justify" style:justify-single-word="false"/>
      <style:text-properties style:font-name="Arial" fo:font-size="10pt" style:font-size-asian="10pt" style:font-size-complex="10pt"/>
    </style:style>
    <style:style style:name="P71" style:family="paragraph" style:parent-style-name="Body_20_Text_20_2">
      <style:text-properties style:font-name="Arial" fo:font-size="10pt" style:font-size-asian="10pt" style:font-name-complex="Arial2" style:font-size-complex="10pt"/>
    </style:style>
    <style:style style:name="P72" style:family="paragraph" style:parent-style-name="Body_20_Text_20_2">
      <style:text-properties style:font-name="Arial" fo:font-size="10pt" style:font-size-asian="10pt" style:font-size-complex="10pt"/>
    </style:style>
    <style:style style:name="P73" style:family="paragraph" style:parent-style-name="Body_20_Text_20_2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7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75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fo:font-weight="normal" fo:background-color="#00ff00" style:font-size-asian="10pt" style:font-weight-asian="normal" style:font-name-complex="Arial2" style:font-size-complex="10pt" style:font-style-complex="italic" style:font-weight-complex="normal"/>
    </style:style>
    <style:style style:name="P77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7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79" style:family="paragraph" style:parent-style-name="Normal">
      <style:paragraph-properties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80" style:family="paragraph" style:parent-style-name="Normal">
      <style:text-properties style:font-name="Arial" fo:font-size="10pt" style:font-size-asian="10pt" style:font-name-complex="Arial"/>
    </style:style>
    <style:style style:name="P81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82" style:family="paragraph" style:parent-style-name="Normal">
      <style:paragraph-properties fo:margin-top="0in" fo:margin-bottom="0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83" style:family="paragraph" style:parent-style-name="Normal">
      <style:paragraph-properties fo:margin-top="0in" fo:margin-bottom="0in" fo:text-align="justify" style:justify-single-word="false"/>
      <style:text-properties style:font-name="Arial" fo:font-size="10pt" style:font-size-asian="10pt" style:font-name-complex="Arial" style:font-size-complex="10pt"/>
    </style:style>
    <style:style style:name="P84" style:family="paragraph" style:parent-style-name="Normal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85" style:family="paragraph" style:parent-style-name="Normal">
      <style:paragraph-properties fo:margin-top="0in" fo:margin-bottom="0in" fo:text-align="justify" style:justify-single-word="false" style:text-autospace="none"/>
      <style:text-properties style:font-name="Arial" fo:font-size="10pt" style:font-size-asian="10pt" style:font-size-complex="10pt"/>
    </style:style>
    <style:style style:name="P86" style:family="paragraph" style:parent-style-name="Normal">
      <style:paragraph-properties fo:margin-top="0in" fo:margin-bottom="0in"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7" style:family="paragraph" style:parent-style-name="Normal">
      <style:paragraph-properties fo:margin-top="0in" fo:margin-bottom="0in" fo:text-align="justify" style:justify-single-word="false"/>
      <style:text-properties style:font-name="Arial" fo:font-size="10pt" fo:background-color="#00ff00" style:font-size-asian="10pt" style:font-name-complex="Arial" style:font-size-complex="10pt"/>
    </style:style>
    <style:style style:name="P88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name-complex="Arial"/>
    </style:style>
    <style:style style:name="P89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0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1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2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style-complex="italic" style:font-weight-complex="bold"/>
    </style:style>
    <style:style style:name="P93" style:family="paragraph" style:parent-style-name="Normal">
      <style:paragraph-properties fo:margin-top="0.0193in" fo:margin-bottom="0.0193in" fo:text-align="justify" style:justify-single-word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1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style style:name="T2" style:family="text"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8pt" fo:language="es" fo:country="PY" fo:font-weight="bold" fo:background-color="#c0c0c0" style:font-size-asian="8pt" style:font-weight-asian="bold" style:font-name-complex="Arial" style:font-size-complex="8pt" style:font-style-complex="italic" style:font-weight-complex="bold"/>
    </style:style>
    <style:style style:name="T5" style:family="text">
      <style:text-properties style:font-name="Arial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style style:name="T6" style:family="text">
      <style:text-properties style:font-name="Arial" fo:font-size="10pt" style:font-size-asian="10pt" style:font-name-complex="Arial2" style:font-size-complex="10pt"/>
    </style:style>
    <style:style style:name="T7" style:family="text">
      <style:text-properties style:font-name="Arial" fo:font-size="10pt" fo:language="es" fo:country="PY" fo:font-style="italic" fo:font-weight="bold" fo:background-color="#00ff00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style:font-name="Arial" fo:font-size="10pt" fo:language="es" fo:country="PY" fo:font-weight="normal" style:font-size-asian="10pt" style:font-weight-asian="normal" style:font-name-complex="Arial" style:font-size-complex="10pt" style:font-style-complex="italic" style:font-weight-complex="normal"/>
    </style:style>
    <style:style style:name="T9" style:family="text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T10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Arial" fo:language="es" fo:country="PY" fo:font-style="italic" fo:background-color="#355e00" style:font-style-asian="italic" style:font-style-complex="italic"/>
    </style:style>
    <style:style style:name="T13" style:family="text">
      <style:text-properties style:font-name="Arial" fo:language="es" fo:country="PY" fo:font-style="italic" fo:background-color="#33a3a3" style:font-style-asian="italic" style:font-style-complex="italic"/>
    </style:style>
    <style:style style:name="T14" style:family="text">
      <style:text-properties style:font-name="Arial" fo:language="es" fo:country="PY" fo:font-style="italic" fo:background-color="#33a3a3" style:font-style-asian="italic" style:font-name-complex="Arial" style:font-style-complex="italic"/>
    </style:style>
    <style:style style:name="T15" style:family="text">
      <style:text-properties style:font-name="Arial" fo:language="es" fo:country="PY" fo:font-style="italic" fo:font-weight="normal" fo:background-color="#33cc66" style:font-style-asian="italic" style:font-weight-asian="normal" style:font-name-complex="Arial2" style:font-style-complex="italic" style:font-weight-complex="normal"/>
    </style:style>
    <style:style style:name="T16" style:family="text">
      <style:text-properties style:font-name="Arial"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17" style:family="text">
      <style:text-properties style:font-name="Arial" fo:language="es" fo:country="PY" fo:font-style="italic" fo:font-weight="normal" fo:background-color="#355e00" style:font-style-asian="italic" style:font-weight-asian="normal" style:font-style-complex="italic" style:font-weight-complex="normal"/>
    </style:style>
    <style:style style:name="T18" style:family="text">
      <style:text-properties style:font-name="Arial" fo:language="es" fo:country="PY" style:font-name-complex="Arial" style:font-style-complex="italic"/>
    </style:style>
    <style:style style:name="T19" style:family="text">
      <style:text-properties style:font-name="Arial" fo:language="es" fo:country="PY" fo:font-weight="normal" style:font-weight-asian="normal" style:font-style-complex="italic" style:font-weight-complex="normal"/>
    </style:style>
    <style:style style:name="T20" style:family="text">
      <style:text-properties style:font-name="Arial" fo:language="es" fo:country="PY" fo:font-weight="normal" fo:background-color="#c0c0c0" style:font-weight-asian="normal" style:font-name-complex="Arial" style:font-style-complex="italic" style:font-weight-complex="normal"/>
    </style:style>
    <style:style style:name="T21" style:family="text">
      <style:text-properties style:font-name="Arial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22" style:family="text">
      <style:text-properties style:font-name="Arial" style:font-name-complex="Arial"/>
    </style:style>
    <style:style style:name="T23" style:family="text">
      <style:text-properties style:font-name="Arial" fo:font-weight="normal" fo:background-color="#00ff00" style:font-weight-asian="normal" style:font-weight-complex="normal"/>
    </style:style>
    <style:style style:name="T24" style:family="text">
      <style:text-properties style:font-name="Tahoma1" fo:font-weight="normal" style:font-weight-asian="normal" style:font-weight-complex="normal"/>
    </style:style>
    <style:style style:name="T25" style:family="text">
      <style:text-properties fo:color="#000000" fo:language="es" fo:country="PY" fo:font-style="italic" fo:font-weight="normal" fo:background-color="#00ff00" style:font-style-asian="italic" style:font-weight-asian="normal" style:font-name-complex="Arial" style:font-style-complex="italic" style:font-weight-complex="normal"/>
    </style:style>
    <style:style style:name="T26" style:family="text">
      <style:text-properties fo:color="#000000" fo:language="es" fo:country="PY" fo:font-style="italic" fo:font-weight="normal" fo:background-color="#00ff00" style:font-style-asian="italic" style:font-weight-asian="normal" style:font-name-complex="Arial2" style:font-style-complex="italic" style:font-weight-complex="normal"/>
    </style:style>
    <style:style style:name="T27" style:family="text">
      <style:text-properties fo:color="#000000" fo:language="es" fo:country="PY" fo:font-style="italic" fo:font-weight="normal" fo:background-color="transparent" style:font-style-asian="italic" style:font-weight-asian="normal" style:font-name-complex="Arial" style:font-style-complex="italic" style:font-weight-complex="normal"/>
    </style:style>
    <style:style style:name="T28" style:family="text">
      <style:text-properties fo:color="#000000" fo:language="es" fo:country="PY" fo:font-style="italic" fo:font-weight="normal" fo:background-color="#94bd5e" style:font-style-asian="italic" style:font-weight-asian="normal" style:font-name-complex="Arial2" style:font-style-complex="italic" style:font-weight-complex="normal"/>
    </style:style>
    <style:style style:name="T29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30" style:family="text">
      <style:text-properties fo:color="#000000"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31" style:family="text">
      <style:text-properties fo:color="#000000" style:font-name="Arial" fo:language="es" fo:country="PY" fo:font-style="italic" fo:font-weight="normal" fo:background-color="#33a3a3" style:font-style-asian="italic" style:font-weight-asian="normal" style:font-name-complex="Arial" style:font-style-complex="italic" style:font-weight-complex="normal"/>
    </style:style>
    <style:style style:name="T32" style:family="text">
      <style:text-properties fo:color="#000000" style:font-name="Arial"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33" style:family="text">
      <style:text-properties fo:color="#000000" style:font-name="Arial" fo:language="es" fo:country="PY" fo:font-weight="normal" style:font-weight-asian="normal" style:font-name-complex="Arial" style:font-style-complex="italic" style:font-weight-complex="normal"/>
    </style:style>
    <style:style style:name="T34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5" style:family="text">
      <style:text-properties fo:color="#000000" style:font-name="Arial" fo:font-size="10pt" fo:language="es" fo:country="PY" fo:font-style="italic" fo:font-weight="normal" fo:background-color="#355e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fo:color="#000000" style:font-name="Arial" fo:font-size="10pt" fo:language="es" fo:country="PY" fo:font-weight="normal" fo:background-color="#c0c0c0" style:font-size-asian="10pt" style:font-weight-asian="normal" style:font-name-complex="Arial" style:font-size-complex="10pt" style:font-style-complex="italic" style:font-weight-complex="normal"/>
    </style:style>
    <style:style style:name="T37" style:family="text">
      <style:text-properties fo:color="#000000" fo:font-weight="bold" style:font-weight-asian="bold" style:font-name-complex="Arial2" style:font-weight-complex="bold"/>
    </style:style>
    <style:style style:name="T38" style:family="text">
      <style:text-properties fo:color="#000000" fo:language="en" fo:country="US" fo:background-color="#c0c0c0" style:font-name-complex="Arial"/>
    </style:style>
    <style:style style:name="T39" style:family="text">
      <style:text-properties fo:language="es" fo:country="PY" fo:font-weight="normal" style:font-weight-asian="normal" style:font-name-complex="Arial" style:font-style-complex="italic" style:font-weight-complex="normal"/>
    </style:style>
    <style:style style:name="T40" style:family="text">
      <style:text-properties fo:language="es" fo:country="PY" fo:font-weight="normal" fo:background-color="#c0c0c0" style:font-weight-asian="normal" style:font-name-complex="Arial" style:font-style-complex="italic" style:font-weight-complex="normal"/>
    </style:style>
    <style:style style:name="T41" style:family="text">
      <style:text-properties fo:language="es" fo:country="PY" fo:font-style="italic" fo:background-color="#94bd5e" style:font-style-asian="italic" style:font-style-complex="italic"/>
    </style:style>
    <style:style style:name="T42" style:family="text">
      <style:text-properties fo:language="es" fo:country="PY" fo:font-style="italic" fo:background-color="#33cc66" style:font-style-asian="italic" style:font-style-complex="italic"/>
    </style:style>
    <style:style style:name="T43" style:family="text">
      <style:text-properties fo:language="es" fo:country="PY" fo:font-style="italic" fo:font-weight="normal" fo:background-color="#94bd5e" style:font-style-asian="italic" style:font-weight-asian="normal" style:font-name-complex="Arial2" style:font-style-complex="italic" style:font-weight-complex="normal"/>
    </style:style>
    <style:style style:name="T44" style:family="text">
      <style:text-properties fo:language="es" fo:country="PY" fo:font-style="italic" fo:font-weight="normal" fo:background-color="#33cc66" style:font-style-asian="italic" style:font-weight-asian="normal" style:font-name-complex="Arial2" style:font-weight-complex="normal"/>
    </style:style>
    <style:style style:name="T45" style:family="text">
      <style:text-properties fo:language="es" fo:country="PY" fo:font-style="italic" fo:font-weight="normal" fo:background-color="#33cc66" style:font-style-asian="italic" style:font-weight-asian="normal" style:font-name-complex="Arial2" style:font-style-complex="italic" style:font-weight-complex="normal"/>
    </style:style>
    <style:style style:name="T46" style:family="text">
      <style:text-properties fo:language="es" fo:country="PY" fo:font-style="italic" fo:font-weight="normal" fo:background-color="#33cc66" style:font-style-asian="italic" style:font-weight-asian="normal" style:font-style-complex="italic" style:font-weight-complex="normal"/>
    </style:style>
    <style:style style:name="T47" style:family="text">
      <style:text-properties fo:language="es" fo:country="PY" fo:font-style="italic" fo:font-weight="normal" fo:background-color="#33a3a3" style:font-style-asian="italic" style:font-weight-asian="normal" style:font-style-complex="italic" style:font-weight-complex="normal"/>
    </style:style>
    <style:style style:name="T48" style:family="text">
      <style:text-properties fo:language="es" fo:country="PY" fo:font-style="italic" fo:font-weight="normal" fo:background-color="#00ff00" style:font-style-asian="italic" style:font-weight-asian="normal" style:font-size-complex="10pt" style:font-style-complex="italic" style:font-weight-complex="normal"/>
    </style:style>
    <style:style style:name="T49" style:family="text">
      <style:text-properties fo:language="es" fo:country="PY" fo:font-style="italic" fo:font-weight="normal" fo:background-color="#00ff00" style:font-style-asian="italic" style:font-weight-asian="normal" style:font-name-complex="Arial2" style:font-size-complex="10pt" style:font-style-complex="italic" style:font-weight-complex="normal"/>
    </style:style>
    <style:style style:name="T50" style:family="text">
      <style:text-properties fo:language="es" fo:country="PY" fo:font-style="italic" fo:font-weight="normal" fo:background-color="#00ff00" style:font-style-asian="italic" style:font-weight-asian="normal" style:font-style-complex="italic" style:font-weight-complex="normal"/>
    </style:style>
    <style:style style:name="T51" style:family="text">
      <style:text-properties fo:font-weight="bold" style:font-weight-asian="bold" style:font-name-complex="Arial2" style:font-weight-complex="bold"/>
    </style:style>
    <style:style style:name="T52" style:family="text">
      <style:text-properties fo:font-weight="normal" style:font-weight-asian="normal" style:font-name-complex="Arial2"/>
    </style:style>
    <style:style style:name="T53" style:family="text">
      <style:text-properties fo:font-weight="normal" style:font-weight-asian="normal" style:font-name-complex="Arial2" style:font-style-complex="italic" style:font-weight-complex="normal"/>
    </style:style>
    <style:style style:name="T54" style:family="text">
      <style:text-properties fo:font-weight="normal" style:font-weight-asian="normal" style:font-name-complex="Arial2" style:font-weight-complex="normal"/>
    </style:style>
    <style:style style:name="T55" style:family="text">
      <style:text-properties fo:font-weight="normal" style:font-weight-asian="normal" style:font-name-complex="Arial" style:font-weight-complex="normal"/>
    </style:style>
    <style:style style:name="T56" style:family="text">
      <style:text-properties fo:font-weight="normal" fo:background-color="#c0c0c0" style:font-weight-asian="normal" style:font-name-complex="Arial2" style:font-style-complex="italic" style:font-weight-complex="normal"/>
    </style:style>
    <style:style style:name="T57" style:family="text">
      <style:text-properties fo:font-weight="normal" fo:background-color="#c0c0c0" style:font-weight-asian="normal" style:font-name-complex="Arial2" style:font-weight-complex="normal"/>
    </style:style>
    <style:style style:name="T58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INFORMAÇÕES E DOCUMENTOS EXIGIDOS ANEXOS AO REQUERIMENTO </text:p>
      <text:p text:style-name="P31"><text:span text:style-name="T51">ANEXO II, ITEM 11 DO DECRETO 4.074/02 E ALTERADO PELO </text:span><text:span text:style-name="T37">DECRETO 5.981/06</text:span></text:p>
      <text:p text:style-name="P15"/>
      <text:p text:style-name="P16">PRODUTO TÉCNICO EQUIVALENTE</text:p>
      <text:p text:style-name="P13"/>
      <text:p text:style-name="P13">11. Anexos:<text:span text:style-name="T24"> </text:span><text:span text:style-name="T38"><text:placeholder text:placeholder-type="text">&lt;setLang('pt_BR')&gt;</text:placeholder></text:span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11.1 Relatório Técnico </text:p>
            <text:p text:style-name="P14"/>
            <text:p text:style-name="P17">Segue anexo relatório técnico.</text:p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4">11.2 Comprovante de que a empresa requerente está devidamente registrada nessa modalidade em órgão competente do Estado:</text:p>
            <text:p text:style-name="P14"/>
            <text:p text:style-name="P27"><text:span text:style-name="T9">A empresa </text:span><text:bookmark-start text:name="bmkReqNome1"/><field:fieldmark-start text:name="__Fieldmark__1622_1566485830" field:type=""/><text:span text:style-name="Fuente_20_de_20_párrafo_20_predeter."><text:span text:style-name="T8"><text:text-input text:description="&lt;o.operative_id.name&gt;">&lt;o.operative_id.name&gt;</text:text-input></text:span></text:span><text:span text:style-name="Fuente_20_de_20_párrafo_20_predeter."><text:span text:style-name="T11"> </text:span></text:span><field:fieldmark-end/><text:bookmark-end text:name="bmkReqNome1"/><text:span text:style-name="T9"><text:s/>está devidamente cadastrada junto ao órgão SEAB/PR sob o nº </text:span><text:bookmark-start text:name="bmkReqCod1"/><field:fieldmark-start text:name="__Fieldmark__1620_1566485830" field:type=""/><text:span text:style-name="Fuente_20_de_20_párrafo_20_predeter."><text:span text:style-name="T8"><text:text-input text:description="&lt;o.operative_id.partner_id.gov_registration_code&gt;">&lt;o.operative_id.partner_id.gov_registration_code&gt;</text:text-input></text:span></text:span><field:fieldmark-end/><text:span text:style-name="T9"> </text:span><text:bookmark-end text:name="bmkReqCod1"/><text:span text:style-name="T9"><text:s/>conforme dados cadastrais da empresa junto à CGAA.</text:span></text:p>
            <text:p text:style-name="P29"/>
          </table:table-cell>
        </table:table-row>
        <table:table-row table:style-name="Table1.3">
          <table:table-cell table:style-name="Table1.A1" office:value-type="string">
            <text:p text:style-name="P32">11.3 Idem, relativamente ao(s) fabricante(s) estabelecido(s) no País:</text:p>
            <text:p text:style-name="P26"><text:span text:style-name="Fuente_20_de_20_párrafo_20_predeter."><text:span text:style-name="T7"/></text:span></text:p>
            <text:p text:style-name="P26"><text:span text:style-name="Fuente_20_de_20_párrafo_20_predeter."><text:span text:style-name="T48"><text:text-input text:description="&lt;for each=&quot;manufacturer in o.partner_role_in_registry_ids&quot;&gt;">&lt;for each="manufacturer in o.partner_role_in_registry_ids"&gt;</text:text-input></text:span></text:span></text:p>
            <text:p text:style-name="P8"><text:span text:style-name="Fuente_20_de_20_párrafo_20_predeter."><text:span text:style-name="T49"><text:text-input text:description="&lt;if test=&quot;manufacturer.type =='manufacturer'&quot;&gt;">&lt;if test="manufacturer.type =='manufacturer'"&gt;</text:text-input></text:span></text:span></text:p>
            <text:p text:style-name="P8"><text:span text:style-name="Fuente_20_de_20_párrafo_20_predeter."><text:span text:style-name="T49"><text:text-input text:description="&lt;if test=&quot;manufacturer.partner_id.country_id.id ==32&quot;&gt;">&lt;if test="manufacturer.partner_id.country_id.id ==32"&gt;</text:text-input></text:span></text:span></text:p>
            <text:p text:style-name="P27"><text:bookmark-start text:name="Bookmark"/><text:span text:style-name="T9">A empresa </text:span><text:bookmark-start text:name="bmkFabricantes"/><field:fieldmark-start text:name="__Fieldmark__1617_1566485830" field:type=""/><text:bookmark-start text:name="bmkFabNome1"/><text:span text:style-name="Fuente_20_de_20_párrafo_20_predeter."><text:span text:style-name="T8"><text:text-input text:description="&lt;manufacturer.partner_id.name&gt;">&lt;manufacturer.partner_id.name&gt;</text:text-input></text:span></text:span><text:bookmark-end text:name="bmkFabNome1"/><text:span text:style-name="Fuente_20_de_20_párrafo_20_predeter."><text:span text:style-name="T11"> </text:span></text:span><field:fieldmark-end/><text:bookmark-end text:name="bmkFabricantes"/><text:span text:style-name="T9"><text:s/>está devidamente cadastrada junto ao estado </text:span><text:bookmark-start text:name="bmkFabEstado1"/><field:fieldmark-start text:name="__Fieldmark__1614_1566485830" field:type=""/><text:span text:style-name="Fuente_20_de_20_párrafo_20_predeter."><text:span text:style-name="T8"><text:text-input text:description="&lt;manufacturer.partner_id.state_id.name&gt;">&lt;manufacturer.partner_id.state_id.name&gt;</text:text-input></text:span></text:span><field:fieldmark-end/><text:bookmark-end text:name="bmkFabEstado1"/><text:span text:style-name="T9"> sob o nº </text:span><text:bookmark-start text:name="bmkFabCod1"/><field:fieldmark-start text:name="__Fieldmark__1612_1566485830" field:type=""/><text:span text:style-name="Fuente_20_de_20_párrafo_20_predeter."><text:span text:style-name="T8"><text:text-input text:description="&lt;manufacturer.partner_id.gov_registration_code&gt;">&lt;manufacturer.partner_id.gov_registration_code&gt;</text:text-input></text:span></text:span><field:fieldmark-end/><text:bookmark-end text:name="bmkFabCod1"/><text:span text:style-name="T9"> conforme dados cadastrais da empresa junto à CGAA.</text:span></text:p>
            <text:p text:style-name="P29"/>
            <text:p text:style-name="P23"><text:span text:style-name="Fuente_20_de_20_párrafo_20_predeter."><text:span text:style-name="T50"><text:text-input text:description="&lt;/if&gt;">&lt;/if&gt;</text:text-input></text:span></text:span></text:p>
            <text:p text:style-name="P23"><text:span text:style-name="Fuente_20_de_20_párrafo_20_predeter."><text:span text:style-name="T50"><text:text-input text:description="&lt;/if&gt;">&lt;/if&gt;</text:text-input></text:span></text:span></text:p>
            <text:p text:style-name="P21"><text:bookmark-end text:name="Bookmark"/><text:span text:style-name="Fuente_20_de_20_párrafo_20_predeter."><text:span text:style-name="T50"><text:text-input text:description="&lt;/for&gt;">&lt;/for&gt;</text:text-input></text:span></text:span></text:p>
            <text:p text:style-name="P21"><text:span text:style-name="Fuente_20_de_20_párrafo_20_predeter."><text:span text:style-name="T7"/></text:span></text:p>
            <text:p text:style-name="P3"><text:span text:style-name="Fuente_20_de_20_párrafo_20_predeter."><text:span text:style-name="T21">Não se aplica. Trata-se de fabricante internacional.</text:span></text:span></text:p>
            <text:p text:style-name="P21"><text:span text:style-name="Fuente_20_de_20_párrafo_20_predeter."><text:span text:style-name="T7"/></text:span></text:p>
          </table:table-cell>
        </table:table-row>
        <table:table-row table:style-name="Table1.4">
          <table:table-cell table:style-name="Table1.A1" office:value-type="string">
            <text:p text:style-name="P14">11.4 Idem, relativamente ao(s) formulador(es) estabelecido(s) no País:</text:p>
            <text:p text:style-name="P49"/>
            <text:p text:style-name="P79"><text:span text:style-name="Fuente_20_de_20_párrafo_20_predeter."><text:span text:style-name="T41"><text:text-input text:description="&lt;for each=&quot;formulator in o.partner_role_in_registry_ids&quot;&gt;">&lt;for each="formulator in o.partner_role_in_registry_ids"&gt;</text:text-input></text:span></text:span></text:p>
            <text:p text:style-name="P24"><text:span text:style-name="Fuente_20_de_20_párrafo_20_predeter."><text:span text:style-name="T42"><text:text-input text:description="&lt;if test=&quot;formulator.type =='formulator'&quot;&gt;">&lt;if test="formulator.type =='formulator'"&gt;</text:text-input></text:span></text:span></text:p>
            <text:p text:style-name="P48"><field:fieldmark-start/><text:span text:style-name="Fuente_20_de_20_párrafo_20_predeter."><text:span text:style-name="T12"><text:text-input text:description="&lt;if test=&quot;formulator.partner_id.country_id.id ==32&quot;&gt;">&lt;if test="formulator.partner_id.country_id.id ==32"&gt;</text:text-input></text:span></text:span></text:p>
            <text:p text:style-name="P48"><text:span text:style-name="Fuente_20_de_20_párrafo_20_predeter."><text:span text:style-name="T18"><text:s/>- </text:span></text:span><text:span text:style-name="Fuente_20_de_20_párrafo_20_predeter."><text:span text:style-name="T18"><text:text-input text:description="&lt;formulator.partner_id.name&gt;">&lt;formulator.partner_id.name&gt;</text:text-input></text:span></text:span><text:span text:style-name="Fuente_20_de_20_párrafo_20_predeter."><text:span text:style-name="T22">.</text:span></text:span><field:fieldmark-end/><text:span text:style-name="T3">.</text:span></text:p>
            <text:p text:style-name="P37"><text:span text:style-name="T9">A empresa </text:span><field:fieldmark-start/><text:span text:style-name="Fuente_20_de_20_párrafo_20_predeter."><text:span text:style-name="T8"><text:text-input text:description="&lt;formulator.partner_id.name&gt;">&lt;formulator.partner_id.name&gt;</text:text-input></text:span></text:span><field:fieldmark-end/><text:span text:style-name="T9">, está devidamente cadastrada junto ao órgão </text:span><field:fieldmark-start/><text:span text:style-name="Fuente_20_de_20_párrafo_20_predeter."><text:span text:style-name="T8"><text:text-input text:description="&lt;formulator.partner_id.gov_registration_agency.name&gt;">&lt;formulator.partner_id.gov_registration_agency.name&gt;</text:text-input></text:span></text:span><field:fieldmark-end/><text:span text:style-name="T9">, sob número </text:span><field:fieldmark-start/><text:span text:style-name="Fuente_20_de_20_párrafo_20_predeter."><text:span text:style-name="T8"><text:text-input text:description="&lt;formulator.partner_id.gov_registration_code&gt;">&lt;formulator.partner_id.gov_registration_code&gt;</text:text-input></text:span></text:span><field:fieldmark-end/><text:span text:style-name="T9">,, conforme dados cadastrais da empresa junto à CGAA.</text:span></text:p>
            <text:p text:style-name="P60"/>
            <text:p text:style-name="P60"/>
            <text:p text:style-name="P60"><text:text-input text:description="&lt;for each=&quot;presentation in filter_doc_presentations(o.partner_document_presentation_ids, 'Declaration of Formulator', 'approved')&quot;&gt;">&lt;for each="presentation in filter_doc_presentations(o.partner_document_presentation_ids, 'Declaration of Formulator', 'approved')"&gt;</text:text-input></text:p>
            <text:p text:style-name="P63"><text:span text:style-name="Fuente_20_de_20_párrafo_20_predeter."><text:span text:style-name="T32"><text:text-input text:description="&lt;choose&gt;">&lt;choose&gt;</text:text-input></text:span></text:span></text:p>
            <text:p text:style-name="P84"><text:span text:style-name="Fuente_20_de_20_párrafo_20_predeter."><text:span text:style-name="T30"><text:text-input text:description="&lt;when test=&quot;formulator.partner_id.name ==presentation.partner_document_id.partner_id.name&quot;&gt;">&lt;when test="formulator.partner_id.name ==presentation.partner_document_id.partner_id.name"&gt;</text:text-input></text:span></text:span></text:p>
            <text:p text:style-name="P51"><text:span text:style-name="Fuente_20_de_20_párrafo_20_predeter."><text:span text:style-name="T19">Declaração de formulador, emitida em </text:span></text:span><field:fieldmark-start/><field:fieldmark-end/><text:span text:style-name="Fuente_20_de_20_párrafo_20_predeter."><text:span text:style-name="T19"><text:s/></text:span></text:span><text:span text:style-name="Fuente_20_de_20_párrafo_20_predeter."><text:span text:style-name="T20"><text:text-input text:description="&lt;formatLang(presentation.partner_document_id.issue_date, date=True)&gt;">&lt;formatLang(presentation.partner_document_id.issue_date, date=True)&gt;</text:text-input></text:span></text:span></text:p>
            <text:p text:style-name="P64"><text:span text:style-name="Fuente_20_de_20_párrafo_20_predeter."><text:span text:style-name="T14"><text:text-input text:description="&lt;/when&gt;">&lt;/when&gt;</text:text-input></text:span></text:span></text:p>
            <text:p text:style-name="P65"><text:soft-page-break/><text:span text:style-name="Fuente_20_de_20_párrafo_20_predeter."><text:span text:style-name="T13"><text:text-input text:description="&lt;/choose&gt;">&lt;/choose&gt;</text:text-input></text:span></text:span></text:p>
            <text:p text:style-name="P53"><text:text-input text:description="&lt;/for&gt;">&lt;/for&gt;</text:text-input></text:p>
            <text:p text:style-name="P37"><text:span text:style-name="T9">Cadastro Estadual junto à </text:span><field:fieldmark-start/><text:span text:style-name="Fuente_20_de_20_párrafo_20_predeter."><text:span text:style-name="T8"><text:text-input text:description="&lt;formulator.partner_id.gov_registration_agency.name&gt;">&lt;formulator.partner_id.gov_registration_agency.name&gt;</text:text-input></text:span></text:span><field:fieldmark-end/><text:span text:style-name="T9">, sob número </text:span><field:fieldmark-start/><text:span text:style-name="Fuente_20_de_20_párrafo_20_predeter."><text:span text:style-name="T8"><text:text-input text:description="&lt;formulator.partner_id.gov_registration_code&gt;">&lt;formulator.partner_id.gov_registration_code&gt;</text:text-input></text:span></text:span><field:fieldmark-end/><text:span text:style-name="T9">, emitido em </text:span><field:fieldmark-start/><text:span text:style-name="Fuente_20_de_20_párrafo_20_predeter."><text:span text:style-name="T8"><text:text-input text:description="&lt;formulator.partner_id.gov_registration_date&gt;">&lt;formulator.partner_id.gov_registration_date&gt;</text:text-input></text:span></text:span><field:fieldmark-end/><text:span text:style-name="T10"> </text:span></text:p>
            <text:p text:style-name="P37"><text:span text:style-name="T9">Licença de Operação nº </text:span><field:fieldmark-start/><text:span text:style-name="Fuente_20_de_20_párrafo_20_predeter."><text:span text:style-name="T8"><text:text-input text:description="&lt;formulator.partner_id.env_registration_code&gt;">&lt;formulator.partner_id.env_registration_code&gt;</text:text-input></text:span></text:span><field:fieldmark-end/><text:span text:style-name="T9">, emitida pela </text:span><field:fieldmark-start/><text:span text:style-name="Fuente_20_de_20_párrafo_20_predeter."><text:span text:style-name="T8"><text:text-input text:description="&lt;formulator.partner_id.env_registration_agency.name&gt;">&lt;formulator.partner_id.env_registration_agency.name&gt;</text:text-input></text:span></text:span><field:fieldmark-end/><text:span text:style-name="T9">, em </text:span><field:fieldmark-start/><text:span text:style-name="Fuente_20_de_20_párrafo_20_predeter."><text:span text:style-name="T8"><text:text-input text:description="&lt;formulator.partner_id.env_registration_date&gt;">&lt;formulator.partner_id.env_registration_agency.env_registration_date&gt;</text:text-input></text:span></text:span><field:fieldmark-end/><text:span text:style-name="T9">.</text:span></text:p>
            <text:p text:style-name="P54">Certificado de Regularidade do IBAMA – cópia simples extraída do site do IBAMA</text:p>
            <text:p text:style-name="P37"><field:fieldmark-start/><text:span text:style-name="Fuente_20_de_20_párrafo_20_predeter."><text:span text:style-name="T35"><text:text-input text:description="&lt;/if&gt;">&lt;/if&gt;</text:text-input></text:span></text:span></text:p>
            <text:p text:style-name="P23"><text:span text:style-name="Fuente_20_de_20_párrafo_20_predeter."><text:span text:style-name="T46"><text:text-input text:description="&lt;/if&gt;">&lt;/if&gt;</text:text-input></text:span></text:span></text:p>
            <text:p text:style-name="P21"><text:span text:style-name="Fuente_20_de_20_párrafo_20_predeter."><text:span text:style-name="T29"><text:text-input text:description="&lt;/for&gt;">&lt;/for&gt;</text:text-input></text:span></text:span></text:p>
            <text:p text:style-name="P57"><field:fieldmark-end/><text:span text:style-name="T6">Cadastro Estadual, Licença de Operação e Certificado de Regularidade junto ao IBAMA: Não se aplica, </text:span></text:p>
            <text:p text:style-name="P81"><text:span text:style-name="Fuente_20_de_20_párrafo_20_predeter."><text:span text:style-name="T29"><text:text-input text:description="&lt;for each=&quot;formulator in o.partner_role_in_registry_ids&quot;&gt;">&lt;for each="formulator in o.partner_role_in_registry_ids"&gt;</text:text-input></text:span></text:span></text:p>
            <text:p text:style-name="P24"><text:span text:style-name="Fuente_20_de_20_párrafo_20_predeter."><text:span text:style-name="T46"><text:text-input text:description="&lt;if test=&quot;formulator.type =='formulator'&quot;&gt;">&lt;if test="formulator.type =='formulator'"&gt;</text:text-input></text:span></text:span></text:p>
            <text:p text:style-name="P51"><field:fieldmark-start/><text:span text:style-name="Fuente_20_de_20_párrafo_20_predeter."><text:span text:style-name="T17"><text:text-input text:description="&lt;if test=&quot;formulator.partner_id.country_id.id !=32&quot;&gt;">&lt;if test="formulator.partner_id.country_id.name !='Brazil'"&gt;</text:text-input></text:span></text:span></text:p>
            <text:p text:style-name="P58"><text:span text:style-name="Fuente_20_de_20_párrafo_20_predeter."><text:span text:style-name="T33"><text:s/></text:span></text:span><text:span text:style-name="T23"><text:text-input text:description="&lt;for each=&quot;presentation in filter_doc_presentations(o.partner_document_presentation_ids, 'Declaration of Formulator', 'approved')&quot;&gt;">&lt;for each="presentation in filter_doc_presentations(o.partner_document_presentation_ids, 'Declaration of Formulator', 'approved')"&gt;</text:text-input></text:span></text:p>
            <text:p text:style-name="P63"><text:span text:style-name="Fuente_20_de_20_párrafo_20_predeter."><text:span text:style-name="T32"><text:text-input text:description="&lt;choose&gt;">&lt;choose&gt;</text:text-input></text:span></text:span></text:p>
            <text:p text:style-name="P24"><text:span text:style-name="Fuente_20_de_20_párrafo_20_predeter."><text:span text:style-name="T47"><text:text-input text:description="&lt;when test=&quot;formulator.partner_id.name ==presentation.partner_document_id.partner_id.name&quot;&gt;">&lt;when test="formulator.partner_id.name ==presentation.partner_document_id.partner_id.name"&gt;</text:text-input></text:span></text:span></text:p>
            <text:p text:style-name="P51"><text:span text:style-name="Fuente_20_de_20_párrafo_20_predeter."><text:span text:style-name="T18">- </text:span></text:span><text:span text:style-name="Fuente_20_de_20_párrafo_20_predeter."><text:span text:style-name="T18"><text:text-input text:description="&lt;formulator.partner_id.name&gt;">&lt;formulator.partner_id.name&gt;</text:text-input></text:span></text:span><text:span text:style-name="Fuente_20_de_20_párrafo_20_predeter."><text:span text:style-name="T22">.</text:span></text:span><field:fieldmark-end/><text:span text:style-name="T3">.</text:span></text:p>
            <text:p text:style-name="P37"><text:span text:style-name="T2">Segue anexa cópia autenticada, com tradução juramentada, da Declaração de Formulador da empresa </text:span><field:fieldmark-start/><text:span text:style-name="Fuente_20_de_20_párrafo_20_predeter."><text:span text:style-name="T8"><text:text-input text:description="&lt;formulator.partner_id.name&gt;">&lt;formulator.partner_id.name&gt;</text:text-input></text:span></text:span><field:fieldmark-end/><text:span text:style-name="T2"> emitida em</text:span><field:fieldmark-start/><field:fieldmark-end/><text:span text:style-name="Fuente_20_de_20_párrafo_20_predeter."><text:span text:style-name="T36"><text:text-input text:description="&lt;presentation.partner_document_id.issue_date&gt;">&lt;presentation.partner_document_id.issue_date&gt;</text:text-input></text:span></text:span></text:p>
            <text:p text:style-name="P59">Cadastro Estadual, Licença de Operação e Certificado de Regularidade junto ao IBAMA: Não se aplica, trata-se de Formulador estrangeiro</text:p>
            <text:p text:style-name="P62"><text:span text:style-name="Fuente_20_de_20_párrafo_20_predeter."><text:span text:style-name="T31"><text:text-input text:description="&lt;/when&gt;">&lt;/when&gt;</text:text-input></text:span></text:span></text:p>
            <text:p text:style-name="P65"><text:span text:style-name="Fuente_20_de_20_párrafo_20_predeter."><text:span text:style-name="T16"><text:text-input text:description="&lt;/choose&gt;">&lt;/choose&gt;</text:text-input></text:span></text:span></text:p>
            <text:p text:style-name="P36"><text:text-input text:description="&lt;/for&gt;">&lt;/for&gt;</text:text-input></text:p>
            <text:p text:style-name="P37"><text:span text:style-name="Fuente_20_de_20_párrafo_20_predeter."><text:span text:style-name="T35"/></text:span></text:p>
            <text:p text:style-name="P37"><text:span text:style-name="Fuente_20_de_20_párrafo_20_predeter."><text:span text:style-name="T35"/></text:span></text:p>
            <text:p text:style-name="P37"><text:span text:style-name="Fuente_20_de_20_párrafo_20_predeter."><text:span text:style-name="T35"/></text:span></text:p>
            <text:p text:style-name="P37"><text:span text:style-name="Fuente_20_de_20_párrafo_20_predeter."><text:span text:style-name="T35"><text:text-input text:description="&lt;/if&gt;">&lt;/if&gt;</text:text-input></text:span></text:span></text:p>
            <text:p text:style-name="P23"><text:span text:style-name="Fuente_20_de_20_párrafo_20_predeter."><text:span text:style-name="T46"><text:text-input text:description="&lt;/if&gt;">&lt;/if&gt;</text:text-input></text:span></text:span></text:p>
            <text:p text:style-name="P87"><text:span text:style-name="Fuente_20_de_20_párrafo_20_predeter."><text:span text:style-name="T29"><text:text-input text:description="&lt;/for&gt;">&lt;/for&gt;</text:text-input></text:span></text:span></text:p>
          </table:table-cell>
        </table:table-row>
        <table:table-row table:style-name="Table1.5">
          <table:table-cell table:style-name="Table1.A1" office:value-type="string">
            <text:p text:style-name="P14">11.5 Documento comprobatório da condição de representante legal da empresa requerente:</text:p>
            <text:p text:style-name="P14"/>
            <text:p text:style-name="P28"><text:bookmark-start text:name="bmkRepNome1"/><field:fieldmark-start text:name="__Fieldmark__1610_1566485830" field:type=""/><field:fieldmark-end/><text:bookmark-end text:name="bmkRepNome1"/><field:fieldmark-end/><text:span text:style-name="Fuente_20_de_20_párrafo_20_predeter."><text:span text:style-name="T39"><text:text-input text:description="&lt;o.proxy_id.name&gt;">&lt;o.proxy_id.name&gt;</text:text-input></text:span></text:span><field:fieldmark-start text:name="__Fieldmark__1609_1566485830" field:type=""/><field:fieldmark-end/><field:fieldmark-end/><text:span text:style-name="T54"> é representante legal da empresa </text:span><text:bookmark-start text:name="bmkReqNome21"/><field:fieldmark-start text:name="__Fieldmark__1607_1566485830" field:type=""/><text:span text:style-name="Fuente_20_de_20_párrafo_20_predeter."><text:span text:style-name="T39"><text:text-input text:description="&lt;o.operative_id.name&gt;">&lt;o.operative_id.name&gt;</text:text-input></text:span></text:span><text:span text:style-name="Fuente_20_de_20_párrafo_20_predeter."><text:span text:style-name="T55"> </text:span></text:span><field:fieldmark-end/><text:bookmark-end text:name="bmkReqNome21"/><text:span text:style-name="T54">, conforme consta da procuração de 10 de maio de 2010, constante da pasta cadastral junto à CGAA.</text:span></text:p>
            <text:p text:style-name="P29"/>
          </table:table-cell>
        </table:table-row>
        <table:table-row table:style-name="Table1.6">
          <table:table-cell table:style-name="Table1.A1" office:value-type="string">
            <text:p text:style-name="P14">11.6 Certificado de análise física do produto: </text:p>
            <text:p text:style-name="P14"/>
            <text:p text:style-name="P30"><text:span text:style-name="Fuente_20_de_20_párrafo_20_predeter."><text:span text:style-name="T43"><text:text-input text:description="&lt;for each=&quot;study in o.study_presentation_ids&quot;&gt;">&lt;for each="study in o.study_presentation_ids"&gt;</text:text-input></text:span></text:span></text:p>
            <text:p text:style-name="P24"><text:span text:style-name="Fuente_20_de_20_párrafo_20_predeter."><text:span text:style-name="T45"><text:text-input text:description="&lt;if test=&quot;study.document_category_id.parent_id.name =='Physical, echo and toxicological'&quot;&gt;">&lt;if test="study.document_category_id.parent_id.name =='Physical, echo and toxicological'"&gt;</text:text-input></text:span></text:span></text:p>
            <text:p text:style-name="P28"><text:span text:style-name="T54">De acordo com o resultado da análise, o prod</text:span><text:bookmark text:name="_GoBack"/><text:span text:style-name="T54">uto encontra-se dentro das especificações, conforme cópia autenticada do Certificado de Análise nº </text:span><text:bookmark-start text:name="bmkCaCode1"/><field:fieldmark-start text:name="__Fieldmark__1604_1566485830" field:type=""/><text:span text:style-name="Fuente_20_de_20_párrafo_20_predeter."><text:span text:style-name="T39"><text:text-input text:description="&lt;study.study_id.reference&gt;">&lt;study.study_id.reference&gt;</text:text-input></text:span></text:span><field:fieldmark-end/><text:span text:style-name="T54"> </text:span><text:bookmark-end text:name="bmkCaCode1"/><text:span text:style-name="T54">, expedido pela </text:span><text:span text:style-name="Fuente_20_de_20_párrafo_20_predeter."><text:span text:style-name="T40"><text:text-input text:description="&lt;study.study_id.laboratory_id.name&gt;">&lt;study.study_id.laboratory_id.name&gt;</text:text-input></text:span></text:span><text:span text:style-name="T57"> </text:span></text:p>
            <text:p text:style-name="P30"><text:soft-page-break/><text:span text:style-name="Fuente_20_de_20_párrafo_20_predeter."><text:span text:style-name="T15"/></text:span></text:p>
            <text:p text:style-name="P9"><text:span text:style-name="Fuente_20_de_20_párrafo_20_predeter."><text:span text:style-name="T46"><text:text-input text:description="&lt;/if&gt;">&lt;/if&gt;</text:text-input></text:span></text:span></text:p>
            <text:p text:style-name="P9"><text:span text:style-name="Fuente_20_de_20_párrafo_20_predeter."><text:span text:style-name="T29"><text:text-input text:description="&lt;/for&gt;">&lt;/for&gt;</text:text-input></text:span></text:span></text:p>
          </table:table-cell>
        </table:table-row>
        <table:table-row table:style-name="Table1.7">
          <table:table-cell table:style-name="Table1.A1" office:value-type="string">
            <text:p text:style-name="P32">11.7 Quando existentes informações sobre a situação do produto, registro, usos autorizados, restrições e seus motivos, relativamente ao País de origem:</text:p>
            <text:p text:style-name="P34"/>
            <text:p text:style-name="P36"><text:text-input text:description="&lt;for each=&quot;information in filter_inf_presentations(o.information_presentation_ids, 'Restrições de uso', 'approved')&quot;&gt;">&lt;for each="information in filter_inf_presentations(o.information_presentation_ids, 'Restrições de uso', 'approved')"&gt;</text:text-input></text:p>
            <text:p text:style-name="P22"><text:span text:style-name="Fuente_20_de_20_párrafo_20_predeter."><text:span text:style-name="T25"><text:text-input text:description="&lt;if test=&quot;information.parent_information_id&quot;&gt;">&lt;if test="information.parent_information_id"&gt;</text:text-input></text:span></text:span></text:p>
            <text:p text:style-name="P25"><field:fieldmark-start text:name="__Fieldmark__1603_1566485830" field:type=""/><text:span text:style-name="Fuente_20_de_20_párrafo_20_predeter."><text:span text:style-name="T27"><text:text-input text:description="&lt;information.parent_information_id.text&gt;">&lt;information.parent_information_id.text&gt;</text:text-input></text:span></text:span><field:fieldmark-end/></text:p>
            <text:p text:style-name="P37"><text:span text:style-name="Fuente_20_de_20_párrafo_20_predeter."><text:span text:style-name="T34"><text:text-input text:description="&lt;/if&gt;">&lt;/if&gt;</text:text-input></text:span></text:span></text:p>
            <text:p text:style-name="P22"><text:span text:style-name="Fuente_20_de_20_párrafo_20_predeter."><text:span text:style-name="T25"><text:text-input text:description="&lt;if test=&quot;not information.parent_information_id&quot;&gt;">&lt;if test="not information.parent_information_id"&gt;</text:text-input></text:span></text:span></text:p>
            <text:p text:style-name="P25"><text:span text:style-name="Fuente_20_de_20_párrafo_20_predeter."><text:span text:style-name="T27"><text:text-input text:description="&lt;information.text&gt;">&lt;information.text&gt;</text:text-input></text:span></text:span></text:p>
            <text:p text:style-name="P37"><text:span text:style-name="Fuente_20_de_20_párrafo_20_predeter."><text:span text:style-name="T34"><text:text-input text:description="&lt;/if&gt;">&lt;/if&gt;</text:text-input></text:span></text:span></text:p>
            <text:p text:style-name="P35"><text:span text:style-name="Fuente_20_de_20_párrafo_20_predeter."><text:span text:style-name="T26"><text:text-input text:description="&lt;/for&gt;">&lt;/for&gt;</text:text-input></text:span></text:span></text:p>
            <text:p text:style-name="P35"/>
          </table:table-cell>
        </table:table-row>
        <table:table-row table:style-name="Table1.8">
          <table:table-cell table:style-name="Table1.A1" office:value-type="string">
            <text:p text:style-name="P14"><text:span text:style-name="T58">11.8 I</text:span>nformações sobre a existência de restrições ou proibições a produtos à base do mesmo ingrediente ativo e seus motivos, em outros países;</text:p>
            <text:p text:style-name="P18"/>
            <text:p text:style-name="P36"><text:text-input text:description="&lt;for each=&quot;information in filter_inf_presentations(o.information_presentation_ids, 'Restrições em outros países', 'approved')&quot;&gt;">&lt;for each="information in filter_inf_presentations(o.information_presentation_ids, 'Restrições em outros países', 'approved')"&gt;</text:text-input></text:p>
            <text:p text:style-name="P22"><text:span text:style-name="Fuente_20_de_20_párrafo_20_predeter."><text:span text:style-name="T25"><text:text-input text:description="&lt;if test=&quot;information.parent_information_id&quot;&gt;">&lt;if test="information.parent_information_id"&gt;</text:text-input></text:span></text:span></text:p>
            <text:p text:style-name="P25"><field:fieldmark-start text:name="__Fieldmark__1602_1566485830" field:type=""/><text:span text:style-name="Fuente_20_de_20_párrafo_20_predeter."><text:span text:style-name="T27"><text:text-input text:description="&lt;information.parent_information_id.text&gt;">&lt;information.parent_information_id.text&gt;</text:text-input></text:span></text:span><field:fieldmark-end/></text:p>
            <text:p text:style-name="P37"><text:span text:style-name="Fuente_20_de_20_párrafo_20_predeter."><text:span text:style-name="T34"><text:text-input text:description="&lt;/if&gt;">&lt;/if&gt;</text:text-input></text:span></text:span></text:p>
            <text:p text:style-name="P22"><text:span text:style-name="Fuente_20_de_20_párrafo_20_predeter."><text:span text:style-name="T25"><text:text-input text:description="&lt;if test=&quot;not information.parent_information_id&quot;&gt;">&lt;if test="not information.parent_information_id"&gt;</text:text-input></text:span></text:span></text:p>
            <text:p text:style-name="P25"><text:span text:style-name="Fuente_20_de_20_párrafo_20_predeter."><text:span text:style-name="T27"><text:text-input text:description="&lt;information.text&gt;">&lt;information.text&gt;</text:text-input></text:span></text:span></text:p>
            <text:p text:style-name="P37"><text:span text:style-name="Fuente_20_de_20_párrafo_20_predeter."><text:span text:style-name="T34"><text:text-input text:description="&lt;/if&gt;">&lt;/if&gt;</text:text-input></text:span></text:span></text:p>
            <text:p text:style-name="P35"><text:span text:style-name="Fuente_20_de_20_párrafo_20_predeter."><text:span text:style-name="T26"><text:text-input text:description="&lt;/for&gt;">&lt;/for&gt;</text:text-input></text:span></text:span></text:p>
            <text:p text:style-name="P38"/>
          </table:table-cell>
        </table:table-row>
        <table:table-row table:style-name="Table1.9">
          <table:table-cell table:style-name="Table1.A1" office:value-type="string">
            <text:p text:style-name="P32"><text:span text:style-name="T58">11.9 Descrição</text:span>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32"/>
            <text:p text:style-name="P7">Método de desativação: <text:bookmark-start text:name="bmkMetoDesativacao1"/></text:p>
            <text:p text:style-name="P6"><text:text-input text:description="&lt;for each=&quot;information in filter_inf_presentations(o.information_presentation_ids, 'Método de desativação', 'approved')&quot;&gt;">&lt;for each="information in filter_inf_presentations(o.information_presentation_ids, 'Método de desativação', 'approved')"&gt;</text:text-input></text:p>
            <text:p text:style-name="P22"><text:span text:style-name="Fuente_20_de_20_párrafo_20_predeter."><text:span text:style-name="T25"><text:text-input text:description="&lt;if test=&quot;information.parent_information_id&quot;&gt;">&lt;if test="information.parent_information_id"&gt;</text:text-input></text:span></text:span></text:p>
            <text:p text:style-name="P25"><field:fieldmark-start text:name="__Fieldmark__1600_1566485830" field:type=""/><text:span text:style-name="Fuente_20_de_20_párrafo_20_predeter."><text:span text:style-name="T27"><text:text-input text:description="&lt;information.parent_information_id.text&gt;">&lt;information.parent_information_id.text&gt;</text:text-input></text:span></text:span><field:fieldmark-end/></text:p>
            <text:p text:style-name="P37"><text:span text:style-name="Fuente_20_de_20_párrafo_20_predeter."><text:span text:style-name="T34"><text:text-input text:description="&lt;/if&gt;">&lt;/if&gt;</text:text-input></text:span></text:span></text:p>
            <text:p text:style-name="P22"><text:span text:style-name="Fuente_20_de_20_párrafo_20_predeter."><text:span text:style-name="T25"><text:text-input text:description="&lt;if test=&quot;not information.parent_information_id&quot;&gt;">&lt;if test="not information.parent_information_id"&gt;</text:text-input></text:span></text:span></text:p>
            <text:p text:style-name="P25"><text:span text:style-name="Fuente_20_de_20_párrafo_20_predeter."><text:span text:style-name="T27"><text:text-input text:description="&lt;information.text&gt;">&lt;information.text&gt;</text:text-input></text:span></text:span></text:p>
            <text:p text:style-name="P37"><text:span text:style-name="Fuente_20_de_20_párrafo_20_predeter."><text:span text:style-name="T34"><text:text-input text:description="&lt;/if&gt;">&lt;/if&gt;</text:text-input></text:span></text:span></text:p>
            <text:p text:style-name="P4"><text:span text:style-name="Fuente_20_de_20_párrafo_20_predeter."><text:span text:style-name="T26"><text:text-input text:description="&lt;/for&gt;">&lt;/for&gt;</text:text-input></text:span></text:span><text:bookmark-end text:name="bmkMetoDesativacao1"/></text:p>
            <text:p text:style-name="P5"/>
            <text:p text:style-name="P30"><text:span text:style-name="Fuente_20_de_20_párrafo_20_predeter."><text:span text:style-name="T43"><text:text-input text:description="&lt;for each=&quot;study in o.study_presentation_ids&quot;&gt;">&lt;for each="study in o.study_presentation_ids"&gt;</text:text-input></text:span></text:span></text:p>
            <text:p text:style-name="P12"><text:span text:style-name="Fuente_20_de_20_párrafo_20_predeter."><text:span text:style-name="T44"><text:text-input text:description="&lt;if test=&quot;study.document_category_id.name =='Laudo de Desativação'&quot;&gt;">&lt;if test="study.document_category_id.name =='Laudo de Desativação'"&gt;</text:text-input></text:span></text:span></text:p>
            <text:p text:style-name="P19"><text:span text:style-name="T54">Segue anexa cópia autenticada do Laudo Técnico nº </text:span><text:bookmark-start text:name="bmkNumeAbetre1"/><field:fieldmark-start text:name="__Fieldmark__1598_1566485830" field:type=""/><text:span text:style-name="Fuente_20_de_20_párrafo_20_predeter."><text:span text:style-name="T39"><text:text-input text:description="&lt;study.study_id.reference&gt;">&lt;study.study_id.reference&gt;</text:text-input></text:span></text:span><field:fieldmark-end/><text:bookmark-end text:name="bmkNumeAbetre1"/><text:span text:style-name="T53"> </text:span><text:span text:style-name="T54">da </text:span><text:bookmark-start text:name="bmkInstAbetre1"/><field:fieldmark-start text:name="__Fieldmark__1596_1566485830" field:type=""/><text:span text:style-name="Fuente_20_de_20_párrafo_20_predeter."><text:span text:style-name="T40"><text:text-input text:description="&lt;study.study_id.laboratory_id.name&gt;">&lt;study.study_id.laboratory_id.name&gt;</text:text-input></text:span></text:span><text:span text:style-name="T56"> </text:span><field:fieldmark-end/><text:bookmark-end text:name="bmkInstAbetre1"/><text:span text:style-name="T54"><text:s/>referente à desativação do produto </text:span><text:soft-page-break/><field:fieldmark-start text:name="__Fieldmark__1595_1566485830" field:type=""/><text:span text:style-name="Fuente_20_de_20_párrafo_20_predeter."><text:span text:style-name="T40"><text:text-input text:description="&lt;study.study_id.product_id.name&gt;">&lt;study.study_id.product_id.name&gt;</text:text-input></text:span></text:span><text:span text:style-name="T56"> </text:span><field:fieldmark-end/><text:span text:style-name="T54">, de </text:span><text:bookmark-start text:name="bmkDataAbetre1"/><field:fieldmark-start text:name="__Fieldmark__1593_1566485830" field:type=""/><text:span text:style-name="Fuente_20_de_20_párrafo_20_predeter."><text:span text:style-name="T40"><text:text-input text:description="&lt;study.study_id.approval_date&gt;">&lt;study.study_id.approval_date&gt;</text:text-input></text:span></text:span><text:span text:style-name="T56"> </text:span><field:fieldmark-end/><text:bookmark-end text:name="bmkDataAbetre1"/><text:span text:style-name="T54">.</text:span></text:p>
            <text:p text:style-name="P20"/>
            <text:p text:style-name="P9"><text:span text:style-name="Fuente_20_de_20_párrafo_20_predeter."><text:span text:style-name="T46"><text:text-input text:description="&lt;/if&gt;">&lt;/if&gt;</text:text-input></text:span></text:span></text:p>
            <text:p text:style-name="P10"><text:span text:style-name="Fuente_20_de_20_párrafo_20_predeter."><text:span text:style-name="T28"><text:text-input text:description="&lt;/for&gt;">&lt;/for&gt;</text:text-input></text:span></text:span></text:p>
          </table:table-cell>
        </table:table-row>
        <table:table-row table:style-name="Table1.9">
          <table:table-cell table:style-name="Table1.A1" office:value-type="string">
            <text:p text:style-name="P32">11.10 Cópia do Certificado de Registro Especial Temporário – RET quando houver testes realizados no Brasil. </text:p>
            <text:p text:style-name="P32"/>
            <text:p text:style-name="P30"><text:span text:style-name="Fuente_20_de_20_párrafo_20_predeter."><text:span text:style-name="T43"><text:text-input text:description="&lt;for each=&quot;ret in o.product_in_ret_ids&quot;&gt;">&lt;for each="ret in o.product_in_ret_ids"&gt;</text:text-input></text:span></text:span></text:p>
            <text:p text:style-name="P33"><text:bookmark-start text:name="Bookmark3"/><text:span text:style-name="T52">Segue cópia autenticada do RET nº </text:span><text:bookmark-start text:name="bkmRet"/><field:fieldmark-start text:name="__Fieldmark__1590_1566485830" field:type=""/><text:span text:style-name="T52"><text:text-input text:description="&lt;ret.ret_registry_id.name&gt;">&lt;ret.ret_registry_id.name&gt;</text:text-input></text:span><field:fieldmark-end/><text:bookmark-end text:name="bkmRet"/><text:span text:style-name="T52"> emitido em </text:span><text:bookmark-start text:name="bkmRetData1"/><field:fieldmark-start text:name="__Fieldmark__1588_1566485830" field:type=""/><text:span text:style-name="T52"><text:text-input text:description="&lt;ret.ret_registry_id.registry_date&gt;">&lt;ret.ret_registry_id.registry_date&gt;</text:text-input></text:span><field:fieldmark-end/><text:bookmark-end text:name="bkmRetData1"/><text:span text:style-name="T52"> com validade até </text:span><text:bookmark-start text:name="bkmRetValidade1"/><field:fieldmark-start text:name="__Fieldmark__1586_1566485830" field:type=""/><text:span text:style-name="T52"><text:text-input text:description="&lt;ret.ret_registry_id.registry_expiration_date&gt;">&lt;ret.ret_registry_id.registry_expiration_date&gt;</text:text-input></text:span><field:fieldmark-end/><text:bookmark-end text:name="bkmRetValidade1"/><text:span text:style-name="T52">, que suporta as pesquisas realizadas para o produto codificado como </text:span><text:span text:style-name="T52"><text:text-input text:description="&lt;o.technical_product_id.name&gt;">&lt;o.technical_product_id.name&gt;</text:text-input></text:span></text:p>
            <text:p text:style-name="P11"><text:bookmark-end text:name="Bookmark3"/><text:span text:style-name="Fuente_20_de_20_párrafo_20_predeter."><text:span text:style-name="T29"><text:text-input text:description="&lt;/for&gt;">&lt;/for&gt;</text:text-input></text:span></text:span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line-height="115%" fo:text-indent="0in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2.9528in" style:type="center"/>
        </style:tab-stops>
      </style:paragraph-properties>
      <style:text-properties style:font-name="Arial1" fo:font-size="8pt" fo:language="en" fo:country="US" fo:font-weight="bold" fo:background-color="#ffff00" style:font-size-asian="8pt" style:font-weight-asian="bold" style:font-name-complex="Arial2" style:font-size-complex="8pt" style:font-weight-complex="bold"/>
    </style:style>
    <style:style style:name="MT1" style:family="text">
      <style:text-properties style:font-name="Arial1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style style:name="MT2" style:family="text">
      <style:text-properties style:font-name="Arial" fo:font-size="8pt" fo:language="es" fo:country="PY" fo:font-weight="bold" fo:background-color="#c0c0c0" style:font-size-asian="8pt" style:font-weight-asian="bold" style:font-name-complex="Arial" style:font-size-complex="8pt" style:font-style-complex="italic" style:font-weight-complex="bold"/>
    </style:style>
    <style:style style:name="MT3" style:family="text">
      <style:text-properties style:font-name="Arial" fo:font-size="8pt" fo:language="en" fo:country="US" fo:font-weight="bold" fo:background-color="#c0c0c0" style:font-size-asian="8pt" style:font-weight-asian="bold" style:font-name-complex="Arial2" style:font-size-complex="8pt" style:font-weight-complex="bold"/>
    </style:style>
    <style:page-layout style:name="Mpm1">
      <style:page-layout-properties fo:page-width="8.2681in" fo:page-height="11.6929in" style:num-format="1" style:print-orientation="portrait" fo:margin-top="1.3799in" fo:margin-bottom="0.983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 </text:span><text:bookmark-start text:name="bmkHeaderProd"/><text:span text:style-name="Fuente_20_de_20_párrafo_20_predeter."><text:span text:style-name="MT2"><text:text-input text:description="&lt;o.technical_product_id.name&gt;">&lt;o.technical_product_id.name&gt;</text:text-input></text:span></text:span><text:span text:style-name="MT3"> </text:span><text:bookmark-end text:name="bmkHeaderProd"/></text:p>
        <text:p text:style-name="MP2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6</meta:editing-cycles>
    <meta:print-date>2010-03-22T17:26:00</meta:print-date>
    <meta:creation-date>2013-06-07T14:09:01</meta:creation-date>
    <dc:date>2013-07-03T10:30:19</dc:date>
    <meta:editing-duration>P3DT2H53M50S</meta:editing-duration>
    <meta:generator>LibreOffice/3.5$Linux_X86_64 LibreOffice_project/350m1$Build-2</meta:generator>
    <meta:document-statistic meta:table-count="1" meta:image-count="0" meta:object-count="0" meta:page-count="4" meta:paragraph-count="98" meta:word-count="683" meta:character-count="6293" meta:non-whitespace-character-count="5772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